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Concave" draw:marker-start-width="0.20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Concave" draw:marker-end-width="0.254cm" draw:textarea-horizontal-align="center" draw:textarea-vertical-align="middle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start="" draw:marker-end="Concave" draw:marker-end-width="0.254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Line 7" draw:style-name="gr5" draw:text-style-name="P3" svg:x1="4.63cm" svg:y1="1.469cm" svg:x2="3.358cm" svg:y2="3.958cm"><text:p/></draw:line><draw:frame text:anchor-type="paragraph" draw:z-index="1" draw:name="Text Frame 12" draw:style-name="gr1" draw:text-style-name="P1" svg:width="0.676cm" svg:height="0.662cm" svg:x="3.955cm" svg:y="1.469cm"><draw:text-box><text:p>v<text:span text:style-name="T1">i</text:span></text:p></draw:text-box></draw:frame><draw:frame text:anchor-type="paragraph" draw:z-index="2" draw:name="Text Frame 8" draw:style-name="gr2" draw:text-style-name="P2" svg:width="1.004cm" svg:height="0.387cm" svg:x="4.648cm" svg:y="2.833cm"><draw:text-box><text:p><text:span text:style-name="T2">inward</text:span></text:p></draw:text-box></draw:frame><draw:ellipse text:anchor-type="paragraph" draw:z-index="3" draw:name="Elliptical arc 1" draw:style-name="gr3" draw:text-style-name="P3" svg:width="1.004cm" svg:height="0.821cm" draw:transform="rotate (-3.14159265358979) translate (4.59140277777778cm 3.21733333333333cm)" draw:kind="arc" draw:start-angle="48.85" draw:end-angle="265.24"><text:p/></draw:ellipse><draw:line text:anchor-type="paragraph" draw:z-index="4" draw:name="Line 1" draw:style-name="gr4" draw:text-style-name="P3" svg:x1="8.059cm" svg:y1="3.838cm" svg:x2="9.819cm" svg:y2="1.598cm"><text:p/></draw:line><draw:ellipse text:anchor-type="paragraph" draw:z-index="5" draw:name="Elliptical arc 2" draw:style-name="gr3" draw:text-style-name="P3" svg:width="1.569cm" svg:height="0.941cm" svg:x="8.139cm" svg:y="1.96cm" draw:kind="arc" draw:start-angle="48.85" draw:end-angle="265.24"><text:p/></draw:ellipse><draw:frame text:anchor-type="paragraph" draw:z-index="6" draw:name="Text Frame 1" draw:style-name="gr2" draw:text-style-name="P2" svg:width="1.004cm" svg:height="0.387cm" svg:x="7.908cm" svg:y="2.094cm"><draw:text-box><text:p><text:span text:style-name="T2">inward</text:span></text:p></draw:text-box></draw:frame><draw:frame text:anchor-type="paragraph" draw:z-index="7" draw:name="Text Frame 2" draw:style-name="gr1" draw:text-style-name="P1" svg:width="0.676cm" svg:height="0.662cm" svg:x="8.675cm" svg:y="3.177cm"><draw:text-box><text:p>v<text:span text:style-name="T1">i</text:span></text:p></draw:text-box></draw:frame><draw:frame text:anchor-type="paragraph" draw:z-index="8" draw:name="Text Frame 3" draw:style-name="gr1" draw:text-style-name="P1" svg:width="0.676cm" svg:height="0.662cm" svg:x="7.814cm" svg:y="3.316cm"><draw:text-box><text:p><text:span text:style-name="T1">Pi</text:span></text:p></draw:text-box></draw:frame><draw:frame text:anchor-type="paragraph" draw:z-index="9" draw:name="Text Frame 4" draw:style-name="gr1" draw:text-style-name="P1" svg:width="0.676cm" svg:height="0.662cm" svg:x="4.413cm" svg:y="0.997cm"><draw:text-box><text:p><text:span text:style-name="T1">Pi</text:span></text:p></draw:text-box></draw:frame><draw:frame text:anchor-type="paragraph" draw:z-index="10" draw:name="Text Frame 5" draw:style-name="gr1" draw:text-style-name="P1" svg:width="0.676cm" svg:height="0.662cm" svg:x="2.886cm" svg:y="3.297cm"><draw:text-box><text:p><text:span text:style-name="T1">Pi+1</text:span></text:p></draw:text-box></draw:frame><draw:frame text:anchor-type="paragraph" draw:z-index="11" draw:name="Text Frame 6" draw:style-name="gr1" draw:text-style-name="P1" svg:width="0.676cm" svg:height="0.662cm" svg:x="9.144cm" svg:y="1.196cm"><draw:text-box><text:p><text:span text:style-name="T1">Pi+1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_20_short" draw:display-name="Arrow short" svg:viewBox="0 0 20 13" svg:d="M0 13l10-13 10 13z"/>
    <draw:marker draw:name="Concave" svg:viewBox="0 0 1131 1580" svg:d="M1013 1491l118 89-567-1580-564 1580 114-85 136-68 148-46 161-17 161 13 153 46z"/>
    <draw:marker draw:name="Concave_20_short" draw:display-name="Concave short" svg:viewBox="0 826 1131 754" svg:d="M566 826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9T10:19:30.119322363</meta:creation-date>
    <dc:date>2023-11-18T09:34:11.205779899</dc:date>
    <meta:editing-duration>PT2H49M27S</meta:editing-duration>
    <meta:editing-cycles>14</meta:editing-cycles>
    <meta:generator>LibreOffice/7.2.6.2$MacOSX_X86_64 LibreOffice_project/b0ec3a565991f7569a5a7f5d24fed7f52653d75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